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33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order-bottom="none" fo:background-color="#dce6f2" style:diagonal-bl-tr="none" style:diagonal-tl-br="none" fo:border-left="none" fo:border-right="0.74pt solid #95b3d7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95b3d7" fo:background-color="#dce6f2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à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é</text:p>
          </table:table-cell>
          <table:table-cell table:style-name="ce2" office:value-type="string" calcext:value-type="string">
            <text:p>è</text:p>
          </table:table-cell>
          <table:table-cell table:style-name="ce2" office:value-type="string" calcext:value-type="string">
            <text:p>ê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ù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fin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0" table:style-name="ce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à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0" table:style-name="ce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8" table:style-name="ce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7" table:style-name="ce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6" table:style-name="ce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5" table:style-name="ce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é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5" table:style-name="ce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è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5" table:style-name="ce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ê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5" table:style-name="ce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1" table:style-name="ce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0" table:style-name="ce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9" table:style-name="ce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8" table:style-name="ce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j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number-columns-repeated="1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q</text:p>
          </table:table-cell>
          <table:table-cell table:number-columns-repeated="1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number-columns-repeated="2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number-columns-repeated="2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number-columns-repeated="2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ù</text:p>
          </table:table-cell>
          <table:table-cell table:number-columns-repeated="2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number-columns-repeated="2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number-columns-repeated="2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2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number-columns-repeated="2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z</text:p>
          </table:table-cell>
          <table:table-cell table:number-columns-repeated="2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n</text:p>
          </table:table-cell>
          <table:table-cell table:number-columns-repeated="3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à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é</text:p>
          </table:table-cell>
          <table:table-cell table:style-name="ce2" office:value-type="string" calcext:value-type="string">
            <text:p>è</text:p>
          </table:table-cell>
          <table:table-cell table:style-name="ce2" office:value-type="string" calcext:value-type="string">
            <text:p>ê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ù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fin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992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n</meta:initial-creator>
    <meta:creation-date>2014-12-12T12:32:00</meta:creation-date>
    <dc:date>2014-12-13T16:54:17.557036214</dc:date>
    <meta:generator>LibreOffice/4.2.7.2$Linux_X86_64 LibreOffice_project/420m0$Build-2</meta:generator>
    <meta:document-statistic meta:table-count="3" meta:cell-count="1085" meta:object-count="0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